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54cm"/>
    </style:style>
    <style:style style:name="co2" style:family="table-column">
      <style:table-column-properties fo:break-before="auto" style:column-width="10.3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CLASSEME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7" office:value-type="string" calcext:value-type="string">
            <text:p>Description :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4">
          <table:table-cell table:style-name="ce4" office:value-type="string" calcext:value-type="string">
            <text:p>Indiquer à l'ordinateur le joueur actuel</text:p>
          </table:table-cell>
          <table:table-cell office:value-type="string" calcext:value-type="string">
            <text:p>Pour le classement, on a besoin d'enregistrer les scores. Pour ce faire, le chargé de séance indique à l'ordinateur le nom de la personne qui joue. Le score est automatiquement entré sur le compte de la personne et il est disponible dans le classement.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5">
          <table:table-cell table:style-name="ce4" office:value-type="string" calcext:value-type="string">
            <text:p>Consulter le classement</text:p>
          </table:table-cell>
          <table:table-cell office:value-type="string" calcext:value-type="string">
            <text:p>Une personne peut consulter le classement en allant dans la rubrique « classement ». Les joueurs sont classés en fonction de leur score.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6">
          <table:table-cell table:style-name="ce4" office:value-type="string" calcext:value-type="string">
            <text:p>S'identifier</text:p>
          </table:table-cell>
          <table:table-cell office:value-type="string" calcext:value-type="string">
            <text:p>Un client a besoin de s'identifier pour pouvoir accéder à son score personnel.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6">
          <table:table-cell table:style-name="ce4" office:value-type="string" calcext:value-type="string">
            <text:p>Consulter ses scores</text:p>
          </table:table-cell>
          <table:table-cell office:value-type="string" calcext:value-type="string">
            <text:p>Une fois le client connecté, il peut consulter ses scores en allant dans la rubrique « score »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46:02.047855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09:41:31.437704085</meta:creation-date>
    <dc:date>2015-10-09T16:48:02.176132952</dc:date>
    <dc:creator>Cojez Arnaud</dc:creator>
    <meta:editing-duration>PT9M49S</meta:editing-duration>
    <meta:editing-cycles>3</meta:editing-cycles>
    <meta:generator>LibreOffice/4.3.3.2$Linux_X86_64 LibreOffice_project/430m0$Build-2</meta:generator>
    <meta:document-statistic meta:table-count="1" meta:cell-count="11" meta:object-count="0"/>
  </office:meta>
</office:document-meta>
</file>